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svg:stroke-opacity="100%" draw:fill-color="#ffdbb6" draw:opacity="50%" draw:textarea-horizontal-align="justify" draw:textarea-vertical-align="bottom" draw:auto-grow-height="false" fo:min-height="19.34cm" fo:min-width="11.824cm"/>
      <style:paragraph-properties style:writing-mode="lr-tb"/>
    </style:style>
    <style:style style:name="gr2" style:family="graphic" style:parent-style-name="standard">
      <style:graphic-properties draw:stroke="dash" draw:stroke-dash="Ultrafine_20_Dotted_20__28_var_29_" svg:stroke-color="#000000" draw:fill-color="#ffe994" draw:opacity="18%" draw:textarea-horizontal-align="justify" draw:textarea-vertical-align="top" draw:auto-grow-height="false" fo:min-height="5.719cm" fo:min-width="4.834cm"/>
      <style:paragraph-properties style:writing-mode="lr-tb"/>
    </style:style>
    <style:style style:name="gr3" style:family="graphic" style:parent-style-name="standard">
      <style:graphic-properties draw:stroke="dash" draw:stroke-dash="Ultrafine_20_Dotted_20__28_var_29_" svg:stroke-color="#000000" draw:fill-color="#ffe994" draw:opacity="18%" draw:textarea-horizontal-align="justify" draw:textarea-vertical-align="top" draw:auto-grow-height="false" fo:min-height="4.703cm" fo:min-width="7.882cm"/>
      <style:paragraph-properties style:writing-mode="lr-tb"/>
    </style:style>
    <style:style style:name="gr4" style:family="graphic" style:parent-style-name="standard">
      <style:graphic-properties svg:stroke-color="#000000" draw:fill-color="#fff5ce" draw:opacity="28%" draw:textarea-horizontal-align="justify" draw:textarea-vertical-align="top" draw:auto-grow-height="false" fo:min-height="6.862cm" fo:min-width="7.882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2.036cm" fo:min-width="1.559cm" draw:shadow="visible" draw:shadow-offset-x="0.071cm" draw:shadow-offset-y="0cm" draw:shadow-opacity="83%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02cm" fo:min-width="2.797cm" draw:shadow="visible" draw:shadow-offset-x="0.071cm" draw:shadow-offset-y="0cm" draw:shadow-opacity="83%"/>
      <style:paragraph-properties style:writing-mode="lr-tb"/>
    </style:style>
    <style:style style:name="gr7" style:family="graphic" style:parent-style-name="standard">
      <style:graphic-properties draw:fill="solid" draw:fill-color="#ffe994" draw:textarea-horizontal-align="justify" draw:textarea-vertical-align="middle" draw:auto-grow-height="false" fo:min-height="2.163cm" fo:min-width="3.664cm" draw:shadow="visible" draw:shadow-offset-x="0.071cm" draw:shadow-offset-y="0cm" draw:shadow-opacity="83%"/>
      <style:paragraph-properties style:writing-mode="lr-tb"/>
    </style:style>
    <style:style style:name="gr8" style:family="graphic" style:parent-style-name="standard">
      <style:graphic-properties draw:fill-color="#ffe994" draw:textarea-horizontal-align="justify" draw:textarea-vertical-align="middle" draw:auto-grow-height="false" fo:min-height="2.798cm" fo:min-width="3.056cm" draw:shadow="visible" draw:shadow-offset-x="0.071cm" draw:shadow-offset-y="0cm" draw:shadow-opacity="83%"/>
      <style:paragraph-properties style:writing-mode="lr-tb"/>
    </style:style>
    <style:style style:name="gr9" style:family="graphic" style:parent-style-name="standard">
      <style:graphic-properties draw:fill="solid" draw:fill-color="#ffe994" draw:textarea-horizontal-align="justify" draw:textarea-vertical-align="middle" draw:auto-grow-height="false" fo:min-height="1.097cm" fo:min-width="1.027cm"/>
      <style:paragraph-properties style:writing-mode="lr-tb"/>
    </style:style>
    <style:style style:name="gr10" style:family="graphic" style:parent-style-name="standard">
      <style:graphic-properties draw:fill-color="#ffe994" draw:textarea-horizontal-align="justify" draw:textarea-vertical-align="middle" draw:auto-grow-height="false" fo:min-height="2.418cm" fo:min-width="2.829cm" draw:shadow="visible" draw:shadow-offset-x="0.071cm" draw:shadow-offset-y="0.071cm" draw:shadow-opacity="76%"/>
      <style:paragraph-properties style:writing-mode="lr-tb"/>
    </style:style>
    <style:style style:name="gr11" style:family="graphic" style:parent-style-name="standard">
      <style:graphic-properties draw:fill="solid" draw:fill-color="#ffe994" draw:textarea-horizontal-align="justify" draw:textarea-vertical-align="middle" draw:auto-grow-height="false" fo:min-height="1.88cm" fo:min-width="2.418cm" draw:shadow="visible" draw:shadow-offset-x="0.071cm" draw:shadow-offset-y="0.071cm" draw:shadow-opacity="76%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61cm" fo:min-width="2.418cm" fo:padding-top="0.125cm" fo:padding-bottom="0.125cm" fo:padding-left="0.25cm" fo:padding-right="0.25cm" draw:shadow="visible" draw:shadow-offset-x="0.071cm" draw:shadow-offset-y="0.071cm" draw:shadow-color="#808080" draw:shadow-opacity="76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standard">
      <style:graphic-properties draw:fill="solid" draw:fill-color="#ffe994" draw:textarea-horizontal-align="justify" draw:textarea-vertical-align="middle" draw:auto-grow-height="false" fo:min-height="1.188cm" fo:min-width="0.938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1.655cm" fo:min-width="2.416cm" draw:shadow="visible" draw:shadow-offset-x="0.071cm" draw:shadow-offset-y="0cm" draw:shadow-opacity="83%"/>
      <style:paragraph-properties style:writing-mode="lr-tb"/>
    </style:style>
    <style:style style:name="gr16" style:family="graphic" style:parent-style-name="standard">
      <style:graphic-properties svg:stroke-color="#000000" draw:marker-start="Arrow" draw:textarea-vertical-align="top"/>
      <style:paragraph-properties style:writing-mode="lr-tb"/>
    </style:style>
    <style:style style:name="gr17" style:family="graphic" style:parent-style-name="standard">
      <style:graphic-properties svg:stroke-color="#000000" draw:marker-end="Arrow" draw:textarea-vertical-align="bottom"/>
      <style:paragraph-properties style:writing-mode="lr-tb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008cm" fo:min-width="0.847cm"/>
      <style:paragraph-properties style:writing-mode="lr-tb"/>
    </style:style>
    <style:style style:name="gr19" style:family="graphic" style:parent-style-name="standard">
      <style:graphic-properties svg:stroke-color="#000000" draw:marker-end="Arrow" draw:textarea-vertical-align="middle"/>
    </style:style>
    <style:style style:name="gr20" style:family="graphic" style:parent-style-name="standard">
      <style:graphic-properties draw:fill-color="#ffe994" draw:textarea-horizontal-align="justify" draw:textarea-vertical-align="middle" draw:auto-grow-height="false" fo:min-height="1.02cm" fo:min-width="3.056cm" draw:shadow="visible" draw:shadow-offset-x="0.071cm" draw:shadow-offset-y="0cm" draw:shadow-opacity="83%"/>
      <style:paragraph-properties style:writing-mode="lr-tb"/>
    </style:style>
    <style:style style:name="gr21" style:family="graphic" style:parent-style-name="standard" style:list-style-name="L1">
      <style:graphic-properties svg:stroke-color="#000000" draw:marker-start="Arrow" draw:marker-end="" draw:textarea-vertical-align="top"/>
      <style:paragraph-properties style:writing-mode="lr-tb"/>
    </style:style>
    <style:style style:name="gr22" style:family="graphic" style:parent-style-name="standard">
      <style:graphic-properties svg:stroke-color="#000000" draw:marker-start="Arrow" draw:marker-end="" draw:textarea-vertical-align="bottom"/>
      <style:paragraph-properties style:writing-mode="lr-tb"/>
    </style:style>
    <style:style style:name="gr23" style:family="graphic" style:parent-style-name="standard">
      <style:graphic-properties svg:stroke-color="#000000" draw:marker-start="Arrow" draw:marker-end="Arrow" draw:textarea-vertical-align="bottom"/>
      <style:paragraph-properties style:writing-mode="lr-tb"/>
    </style:style>
    <style:style style:name="gr24" style:family="graphic" style:parent-style-name="standard">
      <style:graphic-properties svg:stroke-color="#000000" draw:marker-start="Arrow" draw:marker-end="Arrow" draw:textarea-vertical-align="middle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3.306cm" fo:min-width="1.659cm"/>
      <style:paragraph-properties style:writing-mode="lr-tb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1.574cm" fo:min-width="2.416cm" draw:shadow="visible" draw:shadow-offset-x="0.071cm" draw:shadow-offset-y="0cm" draw:shadow-opacity="83%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4.195cm" fo:min-width="2.421cm"/>
      <style:paragraph-properties style:writing-mode="lr-tb"/>
    </style:style>
    <style:style style:name="gr28" style:family="graphic" style:parent-style-name="standard">
      <style:graphic-properties draw:marker-end="" draw:textarea-horizontal-align="justify" draw:textarea-vertical-align="middle" draw:auto-grow-height="false" fo:min-height="0.199cm" fo:min-width="0cm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4.322cm" fo:min-width="2.638cm"/>
      <style:paragraph-properties style:writing-mode="lr-tb"/>
    </style:style>
    <style:style style:name="gr30" style:family="graphic" style:parent-style-name="standard">
      <style:paragraph-properties style:writing-mode="lr-tb"/>
    </style:style>
    <style:style style:name="gr31" style:family="graphic" style:parent-style-name="standard">
      <style:graphic-properties draw:fill-color="#ffe994" draw:textarea-horizontal-align="justify" draw:textarea-vertical-align="middle" draw:auto-grow-height="false" fo:min-height="1.274cm" fo:min-width="2.04cm" draw:shadow="visible" draw:shadow-offset-x="0.071cm" draw:shadow-offset-y="0.071cm"/>
      <style:paragraph-properties style:writing-mode="lr-tb"/>
    </style:style>
    <style:style style:name="gr32" style:family="graphic" style:parent-style-name="standard">
      <style:graphic-properties svg:stroke-color="#000000" draw:marker-start="Arrow" draw:marker-end="Arrow"/>
    </style:style>
    <style:style style:name="P1" style:family="paragraph">
      <style:paragraph-properties fo:margin-top="15.24cm" fo:margin-bottom="0cm" fo:text-align="end" style:writing-mode="lr-tb"/>
      <style:text-properties fo:font-size="12pt" style:font-size-asian="16pt" style:font-size-complex="16pt"/>
    </style:style>
    <style:style style:name="P2" style:family="paragraph">
      <loext:graphic-properties draw:fill-color="#ffdbb6" draw:opacity="50%"/>
      <style:paragraph-properties fo:margin-top="15.24cm" fo:margin-bottom="0cm" fo:text-align="end" style:writing-mode="lr-tb"/>
      <style:text-properties fo:font-size="12pt" style:font-size-asian="16pt" style:font-size-complex="16pt"/>
    </style:style>
    <style:style style:name="P3" style:family="paragraph">
      <style:paragraph-properties fo:text-align="start" style:writing-mode="lr-tb"/>
      <style:text-properties fo:font-size="12pt" fo:font-weight="bold"/>
    </style:style>
    <style:style style:name="P4" style:family="paragraph">
      <loext:graphic-properties draw:fill-color="#ffe994" draw:opacity="18%"/>
      <style:paragraph-properties fo:text-align="start" style:writing-mode="lr-tb"/>
      <style:text-properties fo:font-size="12pt" fo:font-weight="bold"/>
    </style:style>
    <style:style style:name="P5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5ce" draw:opacity="28%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 style:writing-mode="lr-tb"/>
      <style:text-properties fo:font-size="10pt"/>
    </style:style>
    <style:style style:name="P8" style:family="paragraph">
      <loext:graphic-properties draw:fill-color="#cccccc"/>
      <style:paragraph-properties fo:text-align="center" style:writing-mode="lr-tb"/>
      <style:text-properties fo:font-size="10pt"/>
    </style:style>
    <style:style style:name="P9" style:family="paragraph">
      <style:paragraph-properties fo:text-align="center" style:writing-mode="lr-tb"/>
      <style:text-properties fo:font-size="10pt" style:font-size-asian="16pt" style:font-size-complex="16pt"/>
    </style:style>
    <style:style style:name="P10" style:family="paragraph">
      <loext:graphic-properties draw:fill-color="#cccccc"/>
      <style:paragraph-properties fo:text-align="center" style:writing-mode="lr-tb"/>
      <style:text-properties fo:font-size="10pt" style:font-size-asian="16pt" style:font-size-complex="16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e994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  <style:text-properties fo:font-size="10pt" style:font-size-asian="13pt" style:font-size-complex="13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3pt" style:font-size-complex="13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3pt" style:font-size-complex="13pt"/>
    </style:style>
    <style:style style:name="P16" style:family="paragraph">
      <loext:graphic-properties draw:fill-color="#ffe994"/>
      <style:paragraph-properties fo:text-align="center" style:writing-mode="lr-tb"/>
      <style:text-properties fo:font-size="10pt" style:font-size-asian="13pt" style:font-size-complex="13pt"/>
    </style:style>
    <style:style style:name="P17" style:family="paragraph"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solid" draw:fill-color="#ffe994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style:paragraph-properties fo:text-align="center" style:writing-mode="lr-tb"/>
      <style:text-properties fo:font-size="10pt" style:font-size-asian="14pt" style:font-size-complex="14pt"/>
    </style:style>
    <style:style style:name="P20" style:family="paragraph">
      <loext:graphic-properties draw:fill-color="#ffe994"/>
      <style:paragraph-properties fo:text-align="center" style:writing-mode="lr-tb"/>
      <style:text-properties fo:font-size="10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25" style:family="paragraph">
      <loext:graphic-properties draw:fill="solid" draw:fill-color="#cccccc"/>
      <style:paragraph-properties fo:text-align="center" style:writing-mode="lr-tb"/>
      <style:text-properties fo:font-size="10pt" style:font-size-asian="16pt" style:font-size-complex="16pt"/>
    </style:style>
    <style:style style:name="P26" style:family="paragraph">
      <style:paragraph-properties fo:text-align="start" style:writing-mode="lr-tb"/>
      <style:text-properties fo:font-size="10pt" style:font-size-asian="10pt" style:font-size-complex="10pt"/>
    </style:style>
    <style:style style:name="P27" style:family="paragraph">
      <style:paragraph-properties fo:text-align="start"/>
    </style:style>
    <style:style style:name="P28" style:family="paragraph">
      <loext:graphic-properties draw:fill-color="#b2b2b2"/>
      <style:paragraph-properties fo:text-align="center" style:writing-mode="lr-tb"/>
      <style:text-properties fo:font-size="8pt" style:font-size-asian="8pt" style:font-size-complex="8pt"/>
    </style:style>
    <style:style style:name="P29" style:family="paragraph">
      <style:paragraph-properties fo:margin-left="0.508cm" fo:margin-right="0cm" fo:margin-top="0cm" fo:margin-bottom="0cm" fo:line-height="100%" fo:text-align="end" fo:text-indent="0cm"/>
    </style:style>
    <style:style style:name="P30" style:family="paragraph">
      <style:paragraph-properties fo:margin-left="0.508cm" fo:margin-right="0cm" fo:margin-top="0cm" fo:margin-bottom="0cm" fo:line-height="100%" fo:text-align="end" fo:text-indent="0cm" style:writing-mode="lr-tb"/>
      <style:text-properties fo:font-size="9pt" style:font-size-asian="9pt" style:font-size-complex="9pt"/>
    </style:style>
    <style:style style:name="P31" style:family="paragraph">
      <style:paragraph-properties fo:text-align="end"/>
    </style:style>
    <style:style style:name="P32" style:family="paragraph">
      <style:paragraph-properties fo:text-align="end" style:writing-mode="lr-tb"/>
      <style:text-properties fo:font-size="10pt" style:font-size-asian="10pt" style:font-size-complex="10pt"/>
    </style:style>
    <style:style style:name="P33" style:family="paragraph">
      <style:paragraph-properties fo:text-align="end" style:writing-mode="lr-tb"/>
      <style:text-properties fo:font-size="9pt" style:font-size-asian="9pt" style:font-size-complex="9pt"/>
    </style:style>
    <style:style style:name="P34" style:family="paragraph">
      <loext:graphic-properties draw:fill-color="#b4c7dc"/>
      <style:paragraph-properties fo:text-align="center" style:writing-mode="lr-tb"/>
      <style:text-properties fo:font-size="10pt" style:font-size-asian="13pt" style:font-size-complex="13pt"/>
    </style:style>
    <style:style style:name="P35" style:family="paragraph">
      <style:text-properties fo:font-size="10.5pt" style:font-size-asian="18pt" style:font-size-complex="18pt"/>
    </style:style>
    <style:style style:name="P36" style:family="paragraph">
      <loext:graphic-properties draw:fill-color="#ffe994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3pt" style:font-size-complex="1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4pt" style:font-size-complex="1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/>
    </style:style>
    <style:style style:name="T14" style:family="text">
      <style:text-properties fo:font-size="10pt" fo:font-weight="bold" style:font-size-asian="13pt" style:font-weight-asian="bold" style:font-size-complex="13pt" style:font-weight-complex="bold"/>
    </style:style>
    <style:style style:name="T15" style:family="text">
      <style:text-properties fo:font-size="9pt" style:font-size-asian="13pt" style:font-size-complex="13pt"/>
    </style:style>
    <style:style style:name="T16" style:family="text">
      <style:text-properties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324cm" svg:height="19.59cm" svg:x="14.462cm" svg:y="1cm">
          <draw:glue-point draw:id="4" svg:x="3.759cm" svg:y="2.714cm"/>
          <draw:glue-point draw:id="5" svg:x="3.759cm" svg:y="1.936cm"/>
          <draw:glue-point draw:id="6" svg:x="3.759cm" svg:y="1.547cm"/>
          <text:p text:style-name="P1"><text:span text:style-name="T1">OPAS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9" draw:id="id9" draw:layer="layout" svg:width="5.334cm" svg:height="5.969cm" svg:x="9.028cm" svg:y="0.978cm">
          <draw:glue-point draw:id="4" svg:x="2.806cm" svg:y="-1.558cm"/>
          <text:p text:style-name="P3"><text:span text:style-name="T2">Data</text:span></text:p>
          <text:p text:style-name="P3"><text:span text:style-name="T2">Import Ap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382cm" svg:height="4.953cm" svg:x="5.98cm" svg:y="7.223cm">
          <draw:glue-point draw:id="4" svg:x="5cm" svg:y="-1.856cm"/>
          <text:p text:style-name="P3"><text:span text:style-name="T2">End-User</text:span></text:p>
          <text:p text:style-name="P3"><text:span text:style-name="T2">Client Ap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0" draw:id="id20" draw:layer="layout" svg:width="8.382cm" svg:height="7.112cm" svg:x="5.98cm" svg:y="12.557cm">
          <text:p text:style-name="P5"><text:span text:style-name="T3">Account Database</text:span></text:p>
          <text:p text:style-name="P5"><text:span text:style-name="T3">(e.g., PaDS)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xml:id="id10" draw:id="id10" draw:layer="ForegroundLayer" svg:width="2.059cm" svg:height="2.286cm" svg:x="24.622cm" svg:y="1.254cm">
          <draw:glue-point draw:id="4" svg:x="-3.187cm" svg:y="-3.079cm"/>
          <draw:glue-point draw:id="5" svg:x="-5.003cm" svg:y="-3.079cm"/>
          <text:p text:style-name="P7"><text:span text:style-name="T4"/></text:p>
          <text:p text:style-name="P7"><text:span text:style-name="T4">Solr/Lucene</text:span></text:p>
          <text:p text:style-name="P7"><text:span text:style-name="T4">Engine</text:span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2" draw:id="id12" draw:layer="ForegroundLayer" svg:width="3.297cm" svg:height="1.27cm" svg:x="19.293cm" svg:y="1.254cm">
          <draw:glue-point draw:id="4" svg:x="-3.103cm" svg:y="0.625cm"/>
          <draw:glue-point draw:id="5" svg:x="-5cm" svg:y="-3.125cm"/>
          <draw:glue-point draw:id="6" svg:x="-5cm" svg:y="2.5cm"/>
          <draw:glue-point draw:id="7" svg:x="1.679cm" svg:y="5.005cm"/>
          <text:p text:style-name="P9"><text:span text:style-name="T5">Solr API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" draw:id="id1" draw:layer="ForegroundLayer" svg:width="4.164cm" svg:height="2.413cm" svg:x="18.272cm" svg:y="8.493cm">
          <draw:glue-point draw:id="4" svg:x="-5cm" svg:y="1.002cm"/>
          <draw:glue-point draw:id="5" svg:x="-3.74cm" svg:y="4.654cm"/>
          <draw:glue-point draw:id="6" svg:x="-5cm" svg:y="-2.997cm"/>
          <draw:glue-point draw:id="7" svg:x="2.485cm" svg:y="-5.005cm"/>
          <draw:glue-point draw:id="8" svg:x="-2.545cm" svg:y="-5.005cm"/>
          <draw:glue-point draw:id="9" svg:x="5.001cm" svg:y="2.771cm"/>
          <draw:glue-point draw:id="10" svg:x="5.001cm" svg:y="-2.426cm"/>
          <draw:glue-point draw:id="11" svg:x="2.905cm" svg:y="5cm"/>
          <draw:glue-point draw:id="12" svg:x="-2.545cm" svg:y="5cm"/>
          <draw:glue-point draw:id="13" svg:x="-3.74cm" svg:y="4.654cm"/>
          <draw:glue-point draw:id="14" svg:x="3.838cm" svg:y="-4.997cm"/>
          <text:p text:style-name="P11"><text:span text:style-name="T6">OPAS Server</text:span></text:p>
          <text:p text:style-name="P11"><text:span text:style-name="T6">Core</text:span></text:p>
          <text:p text:style-name="P11"><text:span text:style-name="T6">FastAPI/Python</text:span></text:p>
          <text:p text:style-name="P11"><text:span text:style-name="T6">(API 2.0)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xml:id="id7" draw:id="id7" draw:layer="ForegroundLayer" svg:width="3.556cm" svg:height="3.048cm" svg:x="10.425cm" svg:y="12.684cm">
          <draw:glue-point draw:id="4" svg:x="-2.201cm" svg:y="1.002cm"/>
          <draw:glue-point draw:id="5" svg:x="-2.667cm" svg:y="5.002cm"/>
          <draw:glue-point draw:id="6" svg:x="2.924cm" svg:y="5.002cm"/>
          <text:p text:style-name="P13"><text:span text:style-name="T7">Authentication</text:span></text:p>
          <text:p text:style-name="P14"><text:span text:style-name="T7">Methods</text:span><text:span text:style-name="T7"><text:line-break/></text:span><text:span text:style-name="T7"/></text:p>
          <text:list text:style-name="L1">
            <text:list-item>
              <text:p text:style-name="P15"><text:span text:style-name="T8">Direct Login</text:span></text:p>
            </text:list-item>
            <text:list-item>
              <text:p text:style-name="P15"><text:span text:style-name="T8">Referrer</text:span></text:p>
            </text:list-item>
            <text:list-item>
              <text:p text:style-name="P15"><text:span text:style-name="T8">IP</text:span></text:p>
            </text:list-item>
            <text:list-item>
              <text:p text:style-name="P15"><text:span text:style-name="T8">Feder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8" xml:id="id11" draw:id="id11" draw:layer="ForegroundLayer" svg:width="2.159cm" svg:height="1.905cm" svg:x="24.495cm" svg:y="9.001cm">
          <text:p text:style-name="P17"><text:span text:style-name="T9">Solr Schema,</text:span></text:p>
          <text:p text:style-name="P17"><text:span text:style-name="T9">data</text:span></text:p>
          <text:p text:style-name="P17"><text:span text:style-name="T9">and </text:span></text:p>
          <text:p text:style-name="P17"><text:span text:style-name="T9">index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4" draw:id="id4" draw:layer="ForegroundLayer" svg:width="3.329cm" svg:height="2.668cm" svg:x="9.917cm" svg:y="8.112cm">
          <draw:glue-point draw:id="4" svg:x="4.92cm" svg:y="-2.619cm"/>
          <draw:glue-point draw:id="5" svg:x="4.92cm" svg:y="2.616cm"/>
          <draw:glue-point draw:id="6" svg:x="2.631cm" svg:y="4.996cm"/>
          <draw:glue-point draw:id="7" svg:x="-2.328cm" svg:y="4.996cm"/>
          <text:p text:style-name="P19"><text:span text:style-name="T10">PEP-Web </text:span></text:p>
          <text:p text:style-name="P19"><text:span text:style-name="T10">Desktop</text:span></text:p>
          <text:p text:style-name="P19"><text:span text:style-name="T10"><text:s/></text:span><text:span text:style-name="T10">&amp;</text:span></text:p>
          <text:p text:style-name="P19"><text:span text:style-name="T10">Mobile</text:span></text:p>
          <text:p text:style-name="P19"><text:span text:style-name="T10">Client</text:span></text:p>
          <text:p text:style-name="P19"><text:span text:style-name="T10">(Responsive)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4" draw:id="id14" draw:layer="ForegroundLayer" svg:width="2.918cm" svg:height="2.13cm" svg:x="10.271cm" svg:y="2.172cm">
          <draw:glue-point draw:id="4" svg:x="4.907cm" svg:y="-2.615cm"/>
          <draw:glue-point draw:id="5" svg:x="4.907cm" svg:y="2.751cm"/>
          <text:p text:style-name="P11"><text:span text:style-name="T6">PEP Solr </text:span></text:p>
          <text:p text:style-name="P11"><text:span text:style-name="T6">And SQL</text:span></text:p>
          <text:p text:style-name="P11"><text:span text:style-name="T6">Data upload</text:span></text:p>
          <text:p text:style-name="P11"><text:span text:style-name="T6">Interface</text:span></text:p>
          <text:p text:style-name="P11"><text:span text:style-name="T11">(SolrXMLWebLoad)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xml:id="id13" draw:id="id13" draw:layer="ForegroundLayer" svg:width="2.918cm" svg:height="0.86cm" svg:x="14.846cm" svg:y="1.156cm">
          <text:p text:style-name="P21"><text:span text:style-name="T12">Solr Admin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BackgroundLayer" svg:width="19.082cm" svg:height="1cm" svg:x="4.175cm" svg:y="0cm">
          <draw:text-box>
            <text:p text:style-name="P23"><text:span text:style-name="T13">OPAS Modules and Data Flow v3.04 (as applied to PEP-Web)</text:span></text:p>
          </draw:text-box>
        </draw:frame>
        <draw:custom-shape draw:style-name="gr14" draw:text-style-name="P18" xml:id="id15" draw:id="id15" draw:layer="ForegroundLayer" svg:width="2.032cm" svg:height="2.032cm" svg:x="21.32cm" svg:y="12.557cm">
          <text:p text:style-name="P17"><text:span text:style-name="T9">XML2HTML</text:span></text:p>
          <text:p text:style-name="P17"><text:span text:style-name="T9">XSLT</text:span></text:p>
          <text:p text:style-name="P17"><text:span text:style-name="T9">Style </text:span></text:p>
          <text:p text:style-name="P17"><text:span text:style-name="T9">She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xml:id="id2" draw:id="id2" draw:layer="layout" svg:width="2.916cm" svg:height="1.905cm" svg:x="21.452cm" svg:y="3.032cm">
          <draw:glue-point draw:id="4" svg:x="-3.103cm" svg:y="0.625cm"/>
          <draw:glue-point draw:id="5" svg:x="-5cm" svg:y="-3.125cm"/>
          <draw:glue-point draw:id="6" svg:x="-5cm" svg:y="2.5cm"/>
          <draw:glue-point draw:id="7" svg:x="1.679cm" svg:y="5.005cm"/>
          <draw:glue-point draw:id="8" svg:x="3.693cm" svg:y="5cm"/>
          <text:p text:style-name="P9"><text:span text:style-name="T5">SQL DB </text:span></text:p>
          <text:p text:style-name="P9"><text:span text:style-name="T5">Server </text:span></text:p>
          <text:p text:style-name="P9"><text:span text:style-name="T5">(e.g., MySQL)</text:span></text:p>
          <draw:enhanced-geometry svg:viewBox="0 0 21600 21600" draw:type="rectangle" draw:enhanced-path="M 0 0 L 21600 0 21600 21600 0 21600 0 0 Z N"/>
        </draw:custom-shape>
        <draw:connector draw:style-name="gr16" draw:text-style-name="P26" draw:layer="layout" svg:x1="21.952cm" svg:y1="8.494cm" svg:x2="23.399cm" svg:y2="4.937cm" draw:start-shape="id1" draw:start-glue-point="14" draw:end-shape="id2" draw:end-glue-point="7" svg:d="M21952 8494v-1780h1447v-1777" svg:viewBox="0 0 1448 3558">
          <text:p text:style-name="P26">Data</text:p>
        </draw:connector>
        <draw:connector draw:style-name="gr17" draw:text-style-name="P26" draw:layer="layout" svg:x1="22.436cm" svg:y1="9.114cm" svg:x2="23.986cm" svg:y2="4.936cm" draw:start-shape="id1" draw:start-glue-point="10" draw:end-shape="id2" draw:end-glue-point="8" svg:d="M22436 9114h1550v-4178" svg:viewBox="0 0 1551 4179">
          <text:p text:style-name="P27"><text:span text:style-name="T6"><text:s text:c="18"/></text:span><text:span text:style-name="T6">Logging</text:span></text:p>
        </draw:connector>
        <draw:custom-shape draw:style-name="gr18" draw:text-style-name="P28" xml:id="id3" draw:id="id3" draw:layer="layout" svg:width="1.905cm" svg:height="1.778cm" svg:x="16.494cm" svg:y="5.699cm">
          <text:p text:style-name="P17"><text:span text:style-name="T9">Orig PDF</text:span></text:p>
          <text:p text:style-name="P17"><text:span text:style-name="T9">Storage</text:span></text:p>
          <text:p text:style-name="P17"><text:span text:style-name="T9">(e.g., S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3" draw:layer="layout" svg:x1="18.399cm" svg:y1="6.588cm" svg:x2="19.295cm" svg:y2="8.493cm" draw:start-shape="id3" draw:start-glue-point="10" draw:end-shape="id1" draw:end-glue-point="8" svg:d="M18399 6588h896v1905" svg:viewBox="0 0 897 1906">
          <text:p/>
        </draw:connector>
        <draw:custom-shape draw:style-name="gr20" draw:text-style-name="P16" draw:layer="layout" svg:width="3.556cm" svg:height="1.27cm" svg:x="6.488cm" svg:y="13.954cm">
          <draw:glue-point draw:id="4" svg:x="-5cm" svg:y="1.002cm"/>
          <draw:glue-point draw:id="5" svg:x="-5cm" svg:y="2.335cm"/>
          <draw:glue-point draw:id="6" svg:x="-5cm" svg:y="-2.997cm"/>
          <draw:glue-point draw:id="7" svg:x="2.92cm" svg:y="-5.005cm"/>
          <draw:glue-point draw:id="8" svg:x="-2.545cm" svg:y="-5.005cm"/>
          <draw:glue-point draw:id="9" svg:x="5.001cm" svg:y="2.771cm"/>
          <draw:glue-point draw:id="10" svg:x="5.001cm" svg:y="-2.426cm"/>
          <draw:glue-point draw:id="11" svg:x="2.905cm" svg:y="5cm"/>
          <draw:glue-point draw:id="12" svg:x="-2.545cm" svg:y="5cm"/>
          <text:p text:style-name="P13"><text:span text:style-name="T7">Product Config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5" draw:id="id5" draw:layer="ForegroundLayer" svg:width="3.556cm" svg:height="1.27cm" svg:x="6.488cm" svg:y="16.748cm">
          <draw:glue-point draw:id="4" svg:x="-2.201cm" svg:y="1.002cm"/>
          <draw:glue-point draw:id="5" svg:x="-2.667cm" svg:y="5.002cm"/>
          <draw:glue-point draw:id="6" svg:x="2.924cm" svg:y="5.002cm"/>
          <text:p text:style-name="P13"><text:span text:style-name="T7">Authorization</text:span></text:p>
          <draw:enhanced-geometry svg:viewBox="0 0 21600 21600" draw:type="rectangle" draw:enhanced-path="M 0 0 L 21600 0 21600 21600 0 21600 0 0 Z N"/>
        </draw:custom-shape>
        <draw:connector draw:style-name="gr21" draw:text-style-name="P30" draw:layer="layout" svg:x1="13.218cm" svg:y1="10.143cm" svg:x2="18.272cm" svg:y2="9.699cm" draw:start-shape="id4" draw:start-glue-point="5" draw:end-shape="id1" draw:end-glue-point="3" svg:d="M13218 10143h2576v-444h2478" svg:viewBox="0 0 5055 445">
          <text:p text:style-name="P29"><text:span text:style-name="T11">JSON/HTML,</text:span></text:p>
          <text:p text:style-name="P29"><text:span text:style-name="T11">JSON/XML,</text:span></text:p>
          <text:p text:style-name="P29"><text:span text:style-name="T11">JSON/Images or</text:span></text:p>
          <text:p text:style-name="P29"><text:span text:style-name="T11">PDF/ePub Download</text:span></text:p>
        </draw:connector>
        <draw:connector draw:style-name="gr22" draw:text-style-name="P32" draw:layer="layout" svg:x1="18.272cm" svg:y1="8.976cm" svg:x2="13.218cm" svg:y2="8.748cm" draw:start-shape="id1" draw:start-glue-point="6" draw:end-shape="id4" draw:end-glue-point="4" svg:d="M18272 8976h-2478v-228h-2576" svg:viewBox="0 0 5055 229">
          <text:p text:style-name="P31"><text:span text:style-name="T6">OPAS API 2.0</text:span></text:p>
          <text:p text:style-name="P31"><text:span text:style-name="T6">Request</text:span></text:p>
        </draw:connector>
        <draw:connector draw:style-name="gr23" draw:text-style-name="P33" draw:layer="layout" svg:x1="19.295cm" svg:y1="10.905cm" svg:x2="10.044cm" svg:y2="17.383cm" draw:start-shape="id1" draw:start-glue-point="12" draw:end-shape="id5" draw:end-glue-point="1" svg:d="M19295 10905v6478h-9251" svg:viewBox="0 0 9252 6479">
          <text:p text:style-name="P31"><text:span text:style-name="T11">authorize article full-text access by (user_id, doc_id)</text:span></text:p>
        </draw:connector>
        <draw:custom-shape draw:style-name="gr20" draw:text-style-name="P16" xml:id="id6" draw:id="id6" draw:layer="layout" svg:width="3.556cm" svg:height="1.27cm" svg:x="6.488cm" svg:y="15.351cm">
          <draw:glue-point draw:id="4" svg:x="-2.201cm" svg:y="1.002cm"/>
          <draw:glue-point draw:id="5" svg:x="-2.667cm" svg:y="5.002cm"/>
          <draw:glue-point draw:id="6" svg:x="2.924cm" svg:y="5.002cm"/>
          <text:p text:style-name="P13"><text:span text:style-name="T7">Source Metadata </text:span></text:p>
          <text:p text:style-name="P13"><text:span text:style-name="T7">from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2" draw:layer="layout" svg:x1="18.797cm" svg:y1="10.822cm" svg:x2="10.044cm" svg:y2="15.986cm" draw:start-shape="id1" draw:start-glue-point="5" draw:end-shape="id6" draw:end-glue-point="1" svg:d="M18797 10822v5164h-8753" svg:viewBox="0 0 8754 5165">
          <text:p text:style-name="P31"><text:span text:style-name="T6">OPAS API 2.0</text:span></text:p>
          <text:p text:style-name="P31"><text:span text:style-name="T6">Request</text:span><text:span text:style-name="T6"><text:line-break/></text:span><text:span text:style-name="T6">Metadata</text:span></text:p>
        </draw:connector>
        <draw:connector draw:style-name="gr24" draw:text-style-name="P23" draw:layer="layout" svg:x1="11.581cm" svg:y1="10.78cm" svg:x2="12.203cm" svg:y2="12.684cm" draw:start-shape="id4" draw:start-glue-point="2" draw:end-shape="id7" draw:end-glue-point="0" svg:d="M11581 10780v988h622v916" svg:viewBox="0 0 623 1905">
          <text:p/>
        </draw:connector>
        <draw:custom-shape draw:style-name="gr25" draw:text-style-name="P34" xml:id="id8" draw:id="id8" draw:layer="layout" svg:width="2.159cm" svg:height="3.556cm" svg:x="1.408cm" svg:y="1.635cm">
          <draw:glue-point draw:id="4" svg:x="3.235cm" svg:y="-4.347cm"/>
          <draw:glue-point draw:id="5" svg:x="5cm" svg:y="-4.565cm"/>
          <text:p text:style-name="P13"><text:span text:style-name="T14">XML &amp;</text:span></text:p>
          <text:p text:style-name="P13"><text:span text:style-name="T14">Graphics </text:span></text:p>
          <text:p text:style-name="P13"><text:span text:style-name="T14">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3" draw:layer="layout" svg:x1="3.567cm" svg:y1="3.413cm" svg:x2="9.028cm" svg:y2="3.962cm" draw:start-shape="id8" draw:start-glue-point="1" draw:end-shape="id9" draw:end-glue-point="3" svg:d="M3567 3413h2730v549h2731" svg:viewBox="0 0 5462 550">
          <text:p/>
        </draw:connector>
        <draw:connector draw:style-name="gr24" draw:text-style-name="P23" draw:layer="layout" svg:x1="25.651cm" svg:y1="3.54cm" svg:x2="25.575cm" svg:y2="9.001cm" draw:start-shape="id10" draw:start-glue-point="2" draw:end-shape="id11" draw:end-glue-point="4" svg:d="M25651 3540v2730h-76v2731" svg:viewBox="0 0 77 5462">
          <text:p/>
        </draw:connector>
        <draw:connector draw:style-name="gr24" draw:text-style-name="P23" draw:layer="layout" svg:x1="22.59cm" svg:y1="1.889cm" svg:x2="24.622cm" svg:y2="2.397cm" draw:start-shape="id12" draw:start-glue-point="1" draw:end-shape="id10" draw:end-glue-point="3" svg:d="M22590 1889h1051v508h981" svg:viewBox="0 0 2033 509">
          <text:p/>
        </draw:connector>
        <draw:connector draw:style-name="gr24" draw:text-style-name="P23" draw:layer="layout" svg:x1="17.764cm" svg:y1="1.586cm" svg:x2="19.293cm" svg:y2="1.493cm" draw:start-shape="id13" draw:start-glue-point="1" draw:end-shape="id12" draw:end-glue-point="5" svg:d="M17764 1586h800v-93h729" svg:viewBox="0 0 1530 94">
          <text:p/>
        </draw:connector>
        <draw:connector draw:style-name="gr24" draw:text-style-name="P23" draw:layer="layout" svg:x1="20.941cm" svg:y1="2.524cm" svg:x2="21.388cm" svg:y2="8.493cm" draw:start-shape="id12" draw:start-glue-point="2" draw:end-shape="id1" draw:end-glue-point="7" svg:d="M20941 2524v2984h447v2985" svg:viewBox="0 0 448 5970">
          <text:p/>
        </draw:connector>
        <draw:connector draw:style-name="gr24" draw:text-style-name="P23" draw:layer="layout" svg:x1="13.161cm" svg:y1="2.681cm" svg:x2="19.293cm" svg:y2="2.206cm" draw:start-shape="id14" draw:start-glue-point="4" draw:end-shape="id12" draw:end-glue-point="6" svg:d="M13161 2681h3115v-475h3017" svg:viewBox="0 0 6133 476">
          <text:p/>
        </draw:connector>
        <draw:connector draw:style-name="gr24" draw:text-style-name="P23" draw:layer="layout" svg:x1="21.563cm" svg:y1="10.905cm" svg:x2="22.336cm" svg:y2="12.557cm" draw:start-shape="id1" draw:start-glue-point="11" draw:end-shape="id15" draw:end-glue-point="4" svg:d="M21563 10905v826h773v826" svg:viewBox="0 0 774 1653">
          <text:p/>
        </draw:connector>
        <draw:custom-shape draw:style-name="gr18" draw:text-style-name="P28" xml:id="id17" draw:id="id17" draw:layer="layout" svg:width="1.905cm" svg:height="1.778cm" svg:x="16.494cm" svg:y="3.667cm">
          <text:p text:style-name="P17"><text:span text:style-name="T9">Graphics</text:span></text:p>
          <text:p text:style-name="P17"><text:span text:style-name="T9">Storage</text:span></text:p>
          <text:p text:style-name="P17"><text:span text:style-name="T9">(e.g., S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xml:id="id16" draw:id="id16" draw:layer="layout" svg:width="2.916cm" svg:height="1.824cm" svg:x="10.276cm" svg:y="4.683cm">
          <draw:glue-point draw:id="4" svg:x="-3.103cm" svg:y="0.625cm"/>
          <draw:glue-point draw:id="5" svg:x="-5cm" svg:y="-3.125cm"/>
          <draw:glue-point draw:id="6" svg:x="-5cm" svg:y="2.5cm"/>
          <draw:glue-point draw:id="7" svg:x="1.679cm" svg:y="5.005cm"/>
          <text:p text:style-name="P9"><text:span text:style-name="T5">Goodsync</text:span></text:p>
          <text:p text:style-name="P9"><text:span text:style-name="T5">(FTP autosync)</text:span></text:p>
          <draw:enhanced-geometry svg:viewBox="0 0 21600 21600" draw:type="rectangle" draw:enhanced-path="M 0 0 L 21600 0 21600 21600 0 21600 0 0 Z N"/>
        </draw:custom-shape>
        <draw:connector draw:style-name="gr19" draw:text-style-name="P23" draw:layer="layout" svg:x1="13.192cm" svg:y1="5.595cm" svg:x2="16.494cm" svg:y2="4.556cm" draw:start-shape="id16" draw:start-glue-point="1" draw:end-shape="id17" draw:end-glue-point="6" svg:d="M13192 5595h1686v-1039h1616" svg:viewBox="0 0 3303 1040">
          <text:p/>
        </draw:connector>
        <draw:connector draw:style-name="gr19" draw:text-style-name="P23" draw:layer="layout" svg:x1="13.192cm" svg:y1="5.595cm" svg:x2="16.494cm" svg:y2="6.588cm" draw:start-shape="id16" draw:start-glue-point="1" draw:end-shape="id3" draw:end-glue-point="6" svg:d="M13192 5595h1686v993h1616" svg:viewBox="0 0 3303 994">
          <text:p/>
        </draw:connector>
        <draw:connector draw:style-name="gr19" draw:text-style-name="P23" draw:layer="layout" svg:x1="4.329cm" svg:y1="9.89cm" svg:x2="9.917cm" svg:y2="9.446cm" draw:start-shape="id18" draw:start-glue-point="1" draw:end-shape="id4" draw:end-glue-point="3" svg:d="M4329 9890h2794v-444h2794" svg:viewBox="0 0 5589 445">
          <text:p/>
        </draw:connector>
        <draw:connector draw:style-name="gr19" draw:text-style-name="P23" draw:layer="layout" svg:x1="4.075cm" svg:y1="16.684cm" svg:x2="5.98cm" svg:y2="16.113cm" draw:start-shape="id19" draw:start-glue-point="1" draw:end-shape="id20" draw:end-glue-point="3" svg:d="M4075 16684h952v-571h953" svg:viewBox="0 0 1906 572">
          <text:p/>
        </draw:connector>
        <draw:connector draw:style-name="gr19" draw:text-style-name="P23" draw:layer="layout" svg:x1="18.399cm" svg:y1="4.556cm" svg:x2="20.354cm" svg:y2="8.493cm" draw:start-shape="id17" draw:start-glue-point="10" draw:end-shape="id1" draw:end-glue-point="0" svg:d="M18399 4556h1955v3937" svg:viewBox="0 0 1956 3938">
          <text:p/>
        </draw:connector>
        <draw:custom-shape draw:style-name="gr27" draw:text-style-name="P34" xml:id="id19" draw:id="id19" draw:layer="layout" svg:width="2.921cm" svg:height="4.445cm" svg:x="1.154cm" svg:y="14.462cm">
          <draw:glue-point draw:id="4" svg:x="3.235cm" svg:y="-4.347cm"/>
          <draw:glue-point draw:id="5" svg:x="5cm" svg:y="-4.565cm"/>
          <text:p text:style-name="P13"><text:span text:style-name="T14">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3" draw:layer="layout" svg:width="0.635cm" svg:height="0.635cm" svg:x="2.297cm" svg:y="14.7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9" draw:text-style-name="P34" xml:id="id18" draw:id="id18" draw:layer="ForegroundLayer" svg:width="3.138cm" svg:height="4.572cm" svg:x="1.191cm" svg:y="7.604cm">
          <draw:glue-point draw:id="4" svg:x="3.235cm" svg:y="-4.347cm"/>
          <draw:glue-point draw:id="5" svg:x="5cm" svg:y="-4.565cm"/>
          <text:p text:style-name="P13"><text:span text:style-name="T14"/></text:p>
          <text:p text:style-name="P13"><text:span text:style-name="T14"/></text:p>
          <text:p text:style-name="P13"><text:span text:style-name="T14">Anon User </text:span></text:p>
          <text:p text:style-name="P13"><text:span text:style-name="T14">or </text:span></text:p>
          <text:p text:style-name="P13"><text:span text:style-name="T14">To Be </text:span></text:p>
          <text:p text:style-name="P13"><text:span text:style-name="T14">Authenticated </text:span></text:p>
          <text:p text:style-name="P13"><text:span text:style-name="T14">User</text:span></text:p>
          <text:p text:style-name="P13"><text:span text:style-name="T7"/></text:p>
          <text:p text:style-name="P13"><text:span text:style-name="T15"/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0.635cm" svg:height="0.635cm" svg:x="2.461cm" svg:y="7.7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6" xml:id="id22" draw:id="id22" draw:layer="layout" svg:width="3.556cm" svg:height="1.27cm" svg:x="6.488cm" svg:y="18.145cm">
          <draw:glue-point draw:id="4" svg:x="-5cm" svg:y="1.002cm"/>
          <draw:glue-point draw:id="5" svg:x="-5cm" svg:y="2.335cm"/>
          <draw:glue-point draw:id="6" svg:x="-5cm" svg:y="-2.997cm"/>
          <draw:glue-point draw:id="7" svg:x="2.92cm" svg:y="-5.005cm"/>
          <draw:glue-point draw:id="8" svg:x="-2.545cm" svg:y="-5.005cm"/>
          <draw:glue-point draw:id="9" svg:x="5.001cm" svg:y="2.771cm"/>
          <draw:glue-point draw:id="10" svg:x="5.001cm" svg:y="-2.426cm"/>
          <draw:glue-point draw:id="11" svg:x="2.905cm" svg:y="5cm"/>
          <draw:glue-point draw:id="12" svg:x="-2.545cm" svg:y="5cm"/>
          <text:p text:style-name="P13"><text:span text:style-name="T7">Reporting</text:span></text:p>
          <text:p text:style-name="P13"><text:span text:style-name="T7">Specifics</text:span></text:p>
          <draw:enhanced-geometry svg:viewBox="0 0 21600 21600" draw:type="rectangle" draw:enhanced-path="M 0 0 L 21600 0 21600 21600 0 21600 0 0 Z N"/>
        </draw:custom-shape>
        <draw:connector draw:style-name="gr19" draw:text-style-name="P31" draw:layer="layout" svg:x1="19.415cm" svg:y1="19.161cm" svg:x2="10.044cm" svg:y2="18.472cm" draw:start-shape="id21" draw:start-glue-point="6" draw:end-shape="id22" draw:end-glue-point="10" svg:d="M19415 19161h-4650v-689h-4721" svg:viewBox="0 0 9372 690">
          <text:p/>
        </draw:connector>
        <draw:custom-shape draw:style-name="gr18" draw:text-style-name="P28" xml:id="id21" draw:id="id21" draw:layer="layout" svg:width="1.905cm" svg:height="1.778cm" svg:x="19.415cm" svg:y="18.272cm">
          <text:p text:style-name="P17"><text:span text:style-name="T9">Log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5" draw:layer="layout" svg:x1="20.354cm" svg:y1="10.906cm" svg:x2="20.368cm" svg:y2="18.272cm" draw:start-shape="id1" draw:start-glue-point="2" draw:end-shape="id21" draw:end-glue-point="4" svg:d="M20354 10906v3683h14v3683" svg:viewBox="0 0 15 7367">
          <text:p text:style-name="P35"><text:span text:style-name="T16">Logging <text:s text:c="2"/></text:span></text:p>
        </draw:connector>
        <draw:custom-shape draw:style-name="gr31" draw:text-style-name="P36" draw:layer="layout" svg:width="2.54cm" svg:height="1.524cm" svg:x="6.869cm" svg:y="10.271cm">
          <text:p text:style-name="P11"><text:span text:style-name="T6">UI Help </text:span></text:p>
          <text:p text:style-name="P11"><text:span text:style-name="T6">System</text:span></text:p>
          <draw:enhanced-geometry svg:viewBox="0 0 21600 21600" draw:type="rectangle" draw:enhanced-path="M 0 0 L 21600 0 21600 21600 0 21600 0 0 Z N"/>
        </draw:custom-shape>
        <draw:connector draw:style-name="gr32" draw:text-style-name="P23" draw:layer="layout" svg:x1="13.189cm" svg:y1="3.237cm" svg:x2="21.452cm" svg:y2="3.389cm" draw:start-shape="id14" draw:start-glue-point="1" draw:end-shape="id2" draw:end-glue-point="5" svg:d="M13189 3237h4167v152h4096" svg:viewBox="0 0 8264 15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="Arrow" draw:marker-end-width="0.2cm" draw:marker-end-center="false" draw:fill="solid" draw:fill-color="#ffffd7" draw:textarea-horizontal-align="righ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groundLayer">
        <svg:title>PEPServerBox</svg:title>
      </draw:layer>
      <draw:layer draw:name="ForegroundLayer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4-09T12:00:47.973000000</meta:creation-date>
    <dc:date>2020-03-31T13:40:21.262000000</dc:date>
    <meta:editing-duration>P6DT5H53M45S</meta:editing-duration>
    <meta:editing-cycles>30</meta:editing-cycles>
    <meta:generator>LibreOffice/6.3.4.2$Windows_X86_64 LibreOffice_project/60da17e045e08f1793c57c00ba83cdfce946d0aa</meta:generator>
    <meta:print-date>2020-03-16T20:27:07.262000000</meta:print-date>
    <meta:document-statistic meta:object-count="52"/>
  </office:meta>
</office:document-meta>
</file>